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1ba8f3"/>
    </style:style>
    <style:style style:name="P4" style:family="paragraph" style:parent-style-name="List_20_Paragraph" style:list-style-name="WWNum3"/>
    <style:style style:name="P5" style:family="paragraph" style:parent-style-name="List_20_Paragraph" style:list-style-name="WWNum2"/>
    <style:style style:name="P6" style:family="paragraph" style:parent-style-name="List_20_Paragraph" style:list-style-name="WWNum1">
      <style:text-properties officeooo:rsid="001c10a6" officeooo:paragraph-rsid="001c10a6"/>
    </style:style>
    <style:style style:name="P7" style:family="paragraph" style:parent-style-name="List_20_Paragraph" style:list-style-name="WWNum3">
      <style:text-properties officeooo:rsid="001c10a6" officeooo:paragraph-rsid="001c10a6"/>
    </style:style>
    <style:style style:name="P8" style:family="paragraph" style:parent-style-name="List_20_Paragraph" style:list-style-name="WWNum3">
      <style:text-properties officeooo:rsid="001c15d9" officeooo:paragraph-rsid="001c15d9"/>
    </style:style>
    <style:style style:name="P9" style:family="paragraph" style:parent-style-name="List_20_Paragraph" style:list-style-name="WWNum1">
      <style:text-properties officeooo:rsid="001d7e41" officeooo:paragraph-rsid="001d7e41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officeooo:rsid="001c10a6" officeooo:paragraph-rsid="001c10a6"/>
    </style:style>
    <style:style style:name="P11" style:family="paragraph" style:parent-style-name="Title" style:master-page-name="Standard">
      <style:paragraph-properties style:page-number="auto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ba8f3" style:font-size-asian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TML</text:p>
      <text:h text:style-name="Heading_20_1" text:outline-level="1">HTML 1</text:h>
      <text:list xml:id="list828128620628289880" text:style-name="WWNum1">
        <text:list-item>
          <text:p text:style-name="P6"><text:span text:style-name="T2">H</text:span><text:span text:style-name="T1">ypertext Markup Language</text:span></text:p>
        </text:list-item>
        <text:list-item>
          <text:p text:style-name="P6"><text:span text:style-name="T1">Callout ‘case sensitivity’</text:span></text:p>
          <text:list>
            <text:list-item>
              <text:p text:style-name="P6"><text:span text:style-name="T1">case sensitive </text:span></text:p>
              <text:list>
                <text:list-item>
                  <text:p text:style-name="P6"><text:span text:style-name="T1">Apple &lt;&gt; apple</text:span></text:p>
                </text:list-item>
              </text:list>
            </text:list-item>
            <text:list-item>
              <text:p text:style-name="P6"><text:span text:style-name="T1">not case sensitive</text:span></text:p>
              <text:list>
                <text:list-item>
                  <text:p text:style-name="P6"><text:span text:style-name="T1"><text:s/>Apple = apple</text:span></text:p>
                </text:list-item>
              </text:list>
            </text:list-item>
            <text:list-item>
              <text:p text:style-name="P6"><text:span text:style-name="T1">HTML elements are not case sensitive you they are by convention typed in lower case</text:span></text:p>
              <text:p text:style-name="P6"><text:span text:style-name="T1"/></text:p>
            </text:list-item>
          </text:list>
        </text:list-item>
        <text:list-item>
          <text:p text:style-name="P3"><text:span text:style-name="T1">Elements</text:span></text:p>
          <text:list>
            <text:list-item>
              <text:p text:style-name="P2"><text:span text:style-name="T1">Are made of tags</text:span></text:p>
            </text:list-item>
            <text:list-item>
              <text:p text:style-name="P6"><text:span text:style-name="T1">from MDN</text:span></text:p>
              <text:list>
                <text:list-item>
                  <text:p text:style-name="P6"><text:span text:style-name="Strong_20_Emphasis"><text:span text:style-name="T1">The opening tag:</text:span></text:span><text:span text:style-name="T1"> This consists of the name of the element (in this case, p), wrapped in opening and closing </text:span><text:span text:style-name="Strong_20_Emphasis"><text:span text:style-name="T1">angle brackets</text:span></text:span><text:span text:style-name="T1">. This states where the element begins, or starts to take effect — in this case where the start of the paragraph is.</text:span></text:p>
                </text:list-item>
                <text:list-item>
                  <text:p text:style-name="P6"><text:span text:style-name="Strong_20_Emphasis"><text:span text:style-name="T1">The closing tag:</text:span></text:span><text:span text:style-name="T1"> This is the same as the opening tag, except that it includes a forward slash before the element name. This states where the element ends — in this case where the end of the paragraph is. Failing to include a closing tag is a common beginner error and can lead to strange results.</text:span></text:p>
                </text:list-item>
                <text:list-item>
                  <text:p text:style-name="P6"><text:span text:style-name="Strong_20_Emphasis"><text:span text:style-name="T1">The content:</text:span></text:span><text:span text:style-name="T1"> This is the content of the element, which in this case is just text.</text:span></text:p>
                </text:list-item>
                <text:list-item>
                  <text:p text:style-name="P6"><text:span text:style-name="Strong_20_Emphasis"><text:span text:style-name="T1">The element:</text:span></text:span><text:span text:style-name="T1"> The opening tag plus the closing tag plus the content equals the element.</text:span></text:p>
                </text:list-item>
              </text:list>
            </text:list-item>
            <text:list-item>
              <text:p text:style-name="P2"><text:span text:style-name="T1">Represent elements of a document such as heading paragraph etc </text:span></text:p>
            </text:list-item>
            <text:list-item>
              <text:p text:style-name="P2"><text:span text:style-name="T1">Opening &amp; closing tags</text:span></text:p>
            </text:list-item>
            <text:list-item>
              <text:p text:style-name="P6"><text:span text:style-name="T1">Add to the html element diagram ‘content’</text:span></text:p>
            </text:list-item>
            <text:list-item>
              <text:p text:style-name="P2"><text:span text:style-name="T1">Elements are containers</text:span></text:p>
            </text:list-item>
          </text:list>
        </text:list-item>
        <text:list-item>
          <text:p text:style-name="P6"><text:span text:style-name="T1">Use double quotes</text:span></text:p>
        </text:list-item>
        <text:list-item>
          <text:p text:style-name="P6"><text:span text:style-name="T1">Nesting elements</text:span></text:p>
        </text:list-item>
        <text:list-item>
          <text:p text:style-name="P2"><text:span text:style-name="T1">Importance of indenting</text:span></text:p>
        </text:list-item>
        <text:list-item>
          <text:p text:style-name="P2"><text:span text:style-name="T1">Attributes</text:span></text:p>
          <text:list>
            <text:list-item>
              <text:p text:style-name="P6"><text:span text:style-name="T1">mdn: contain extra information about the elements. do not appear ion the page</text:span></text:p>
            </text:list-item>
            <text:list-item>
              <text:p text:style-name="P6"><text:span text:style-name="T1">They go after the element name, followed by an = sign and a value in quote marks</text:span></text:p>
            </text:list-item>
            <text:list-item>
              <text:p text:style-name="P2"><text:span text:style-name="T1">class</text:span></text:p>
            </text:list-item>
            <text:list-item>
              <text:p text:style-name="P2"><text:span text:style-name="T1">id</text:span></text:p>
            </text:list-item>
            <text:list-item>
              <text:p text:style-name="P2"><text:span text:style-name="T1">href</text:span></text:p>
            </text:list-item>
            <text:list-item>
              <text:p text:style-name="P2"><text:span text:style-name="T1">src</text:span><text:bookmark text:name="_GoBack"/></text:p>
            </text:list-item>
            <text:list-item>
              <text:p text:style-name="P2"><text:span text:style-name="T1">name/value pairs</text:span></text:p>
            </text:list-item>
          </text:list>
        </text:list-item>
        <text:list-item>
          <text:p text:style-name="P2"><text:span text:style-name="T1">Video</text:span></text:p>
          <text:list>
            <text:list-item>
              <text:p text:style-name="P2"><text:span text:style-name="T1">Formats &amp; players</text:span></text:p>
            </text:list-item>
            <text:list-item>
              <text:p text:style-name="P2"><text:span text:style-name="T1">Hosted video services (e.g., youtube)</text:span></text:p>
            </text:list-item>
            <text:list-item>
              <text:p text:style-name="P2"><text:soft-page-break/><text:span text:style-name="T1">&lt;video&gt;</text:span></text:p>
            </text:list-item>
            <text:list-item>
              <text:p text:style-name="P2"><text:span text:style-name="T1">&lt;source&gt; to have different formats available</text:span></text:p>
            </text:list-item>
          </text:list>
        </text:list-item>
        <text:list-item>
          <text:p text:style-name="P2"><text:span text:style-name="T1">Audio</text:span></text:p>
          <text:list>
            <text:list-item>
              <text:p text:style-name="P2"><text:span text:style-name="T1">Formats</text:span></text:p>
              <text:list>
                <text:list-item>
                  <text:p text:style-name="P2"><text:span text:style-name="T1">Mp3</text:span></text:p>
                </text:list-item>
              </text:list>
            </text:list-item>
            <text:list-item>
              <text:p text:style-name="P2"><text:span text:style-name="T1">&lt;audio&gt;</text:span></text:p>
            </text:list-item>
          </text:list>
        </text:list-item>
        <text:list-item>
          <text:p text:style-name="P6"><text:span text:style-name="T1">Block v. inline elements</text:span></text:p>
          <text:list>
            <text:list-item>
              <text:p text:style-name="P6"><text:span text:style-name="T1">Block elements create a new line and anthing that follows them goes on a new line as well</text:span></text:p>
            </text:list-item>
            <text:list-item>
              <text:p text:style-name="P6"><text:span text:style-name="T1">Inline elements, which usually contain only small amouts of content, do not create a new line</text:span></text:p>
            </text:list-item>
          </text:list>
        </text:list-item>
        <text:list-item>
          <text:p text:style-name="P6"><text:span text:style-name="T1">Empty elements</text:span></text:p>
        </text:list-item>
        <text:list-item>
          <text:p text:style-name="P6"><text:span text:style-name="T1">boolean attributes</text:span></text:p>
        </text:list-item>
        <text:list-item>
          <text:p text:style-name="P9"><text:span text:style-name="T1">Comments</text:span></text:p>
        </text:list-item>
      </text:list>
      <text:p text:style-name="P10"><text:span text:style-name="T1"/></text:p>
      <text:h text:style-name="Heading_20_1" text:outline-level="1">Anatomy of a HTML document</text:h>
      <text:p text:style-name="P1"/>
      <text:p text:style-name="P1"/>
      <text:h text:style-name="Heading_20_1" text:outline-level="1">Appendix</text:h>
      <text:h text:style-name="Heading_20_2" text:outline-level="2">Appendix A – Tags to Teach</text:h>
      <text:list xml:id="list8475695664104808945" text:style-name="WWNum3">
        <text:list-item>
          <text:p text:style-name="P4">Document level</text:p>
          <text:list>
            <text:list-item>
              <text:p text:style-name="P4">&lt;html&gt;</text:p>
            </text:list-item>
            <text:list-item>
              <text:p text:style-name="P4">&lt;head&gt;</text:p>
            </text:list-item>
            <text:list-item>
              <text:p text:style-name="P4">&lt;title&gt;</text:p>
            </text:list-item>
            <text:list-item>
              <text:p text:style-name="P4">&lt;body&gt;</text:p>
            </text:list-item>
          </text:list>
        </text:list-item>
        <text:list-item>
          <text:p text:style-name="P4">Text</text:p>
          <text:list>
            <text:list-item>
              <text:p text:style-name="P4">&lt;h1&gt; … &lt;h6&gt;</text:p>
            </text:list-item>
            <text:list-item>
              <text:p text:style-name="P4">&lt;p&gt;</text:p>
            </text:list-item>
            <text:list-item>
              <text:p text:style-name="P4">&lt;b&gt;</text:p>
            </text:list-item>
            <text:list-item>
              <text:p text:style-name="P4">&lt;i&gt;</text:p>
            </text:list-item>
            <text:list-item>
              <text:p text:style-name="P4">&lt;sup&gt;</text:p>
            </text:list-item>
            <text:list-item>
              <text:p text:style-name="P4">&lt;sub&gt;</text:p>
            </text:list-item>
            <text:list-item>
              <text:p text:style-name="P4">&lt;br&gt; ?</text:p>
            </text:list-item>
            <text:list-item>
              <text:p text:style-name="P4">&lt;hr&gt; ?</text:p>
            </text:list-item>
          </text:list>
        </text:list-item>
        <text:list-item>
          <text:p text:style-name="P4">Semantic</text:p>
          <text:list>
            <text:list-item>
              <text:p text:style-name="P4">&lt;strong&gt;</text:p>
            </text:list-item>
            <text:list-item>
              <text:p text:style-name="P4">&lt;em&gt;</text:p>
            </text:list-item>
            <text:list-item>
              <text:p text:style-name="P4">&lt;blockquote&gt;</text:p>
            </text:list-item>
            <text:list-item>
              <text:p text:style-name="P4">&lt;q&gt;</text:p>
            </text:list-item>
            <text:list-item>
              <text:p text:style-name="P4">&lt;abbr&gt;</text:p>
            </text:list-item>
            <text:list-item>
              <text:p text:style-name="P4">&lt;cite&gt;</text:p>
            </text:list-item>
            <text:list-item>
              <text:p text:style-name="P4">&lt;dfn&gt;</text:p>
            </text:list-item>
            <text:list-item>
              <text:p text:style-name="P4">&lt;address&gt;</text:p>
            </text:list-item>
            <text:list-item>
              <text:p text:style-name="P4">&lt;ins&gt; ?</text:p>
            </text:list-item>
            <text:list-item>
              <text:p text:style-name="P4">&lt;del&gt; ?</text:p>
            </text:list-item>
            <text:list-item>
              <text:p text:style-name="P4">&lt;s&gt; ?</text:p>
            </text:list-item>
          </text:list>
        </text:list-item>
        <text:list-item>
          <text:p text:style-name="P4">Lists</text:p>
          <text:list>
            <text:list-item>
              <text:p text:style-name="P4">Ordered Lists</text:p>
              <text:list>
                <text:list-item>
                  <text:p text:style-name="P4">&lt;ol&gt;</text:p>
                </text:list-item>
                <text:list-item>
                  <text:p text:style-name="P4"><text:soft-page-break/>&lt;li&gt;</text:p>
                </text:list-item>
              </text:list>
            </text:list-item>
            <text:list-item>
              <text:p text:style-name="P4">Unordered lists</text:p>
              <text:list>
                <text:list-item>
                  <text:p text:style-name="P4">&lt;ul&gt;</text:p>
                </text:list-item>
                <text:list-item>
                  <text:p text:style-name="P4">&lt;li&gt;</text:p>
                </text:list-item>
              </text:list>
            </text:list-item>
            <text:list-item>
              <text:p text:style-name="P4">Definition Lists</text:p>
              <text:list>
                <text:list-item>
                  <text:p text:style-name="P4">&lt;dl&gt;</text:p>
                </text:list-item>
                <text:list-item>
                  <text:p text:style-name="P4">&lt;dt&gt;</text:p>
                </text:list-item>
                <text:list-item>
                  <text:p text:style-name="P4">&lt;dd&gt;</text:p>
                </text:list-item>
              </text:list>
            </text:list-item>
            <text:list-item>
              <text:p text:style-name="P4">Nested Lists</text:p>
            </text:list-item>
          </text:list>
        </text:list-item>
        <text:list-item>
          <text:p text:style-name="P4">Links</text:p>
          <text:list>
            <text:list-item>
              <text:p text:style-name="P4">&lt;a&gt;</text:p>
              <text:list>
                <text:list-item>
                  <text:p text:style-name="P4">‘href’</text:p>
                </text:list-item>
                <text:list-item>
                  <text:p text:style-name="P4">Text in link</text:p>
                </text:list-item>
                <text:list-item>
                  <text:p text:style-name="P4">Good v bad link text</text:p>
                </text:list-item>
              </text:list>
            </text:list-item>
            <text:list-item>
              <text:p text:style-name="P4">Def URL</text:p>
            </text:list-item>
            <text:list-item>
              <text:p text:style-name="P4">Absolute v relative links ?</text:p>
            </text:list-item>
            <text:list-item>
              <text:p text:style-name="P4">Skipped some stuff</text:p>
            </text:list-item>
          </text:list>
        </text:list-item>
        <text:list-item>
          <text:p text:style-name="P4">Images</text:p>
          <text:list>
            <text:list-item>
              <text:p text:style-name="P4">&lt;img&gt;</text:p>
              <text:list>
                <text:list-item>
                  <text:p text:style-name="P4">Self-closing</text:p>
                </text:list-item>
                <text:list-item>
                  <text:p text:style-name="P4">Src</text:p>
                </text:list-item>
                <text:list-item>
                  <text:p text:style-name="P4">Alt – screen readers or missing image text</text:p>
                </text:list-item>
                <text:list-item>
                  <text:p text:style-name="P4">Title – tool tip</text:p>
                </text:list-item>
              </text:list>
            </text:list-item>
            <text:list-item>
              <text:p text:style-name="P4">Image formats</text:p>
              <text:list>
                <text:list-item>
                  <text:p text:style-name="P4">Jpeg/jpg</text:p>
                </text:list-item>
                <text:list-item>
                  <text:p text:style-name="P4">gif</text:p>
                </text:list-item>
              </text:list>
            </text:list-item>
            <text:list-item>
              <text:p text:style-name="P4">Image tools (photoshop)</text:p>
            </text:list-item>
            <text:list-item>
              <text:p text:style-name="P4">Resizing</text:p>
            </text:list-item>
            <text:list-item>
              <text:p text:style-name="P4">Resolution – 72 ppi</text:p>
            </text:list-item>
            <text:list-item>
              <text:p text:style-name="P4">Jpg, giff &amp; phg are ‘bitmap’</text:p>
            </text:list-item>
            <text:list-item>
              <text:p text:style-name="P4">What are pixels</text:p>
            </text:list-item>
            <text:list-item>
              <text:p text:style-name="P4">Load time</text:p>
            </text:list-item>
            <text:list-item>
              <text:p text:style-name="P4">Vector images</text:p>
              <text:list>
                <text:list-item>
                  <text:p text:style-name="P4">Are resizable</text:p>
                </text:list-item>
                <text:list-item>
                  <text:p text:style-name="P4">Should use? </text:p>
                </text:list-item>
                <text:list-item>
                  <text:p text:style-name="P4"><text:span text:style-name="T3">p 119</text:span></text:p>
                </text:list-item>
                <text:list-item>
                  <text:p text:style-name="P4"><text:span text:style-name="T3">karl</text:span></text:p>
                </text:list-item>
              </text:list>
            </text:list-item>
            <text:list-item>
              <text:p text:style-name="P4">&lt;figure&gt;</text:p>
            </text:list-item>
            <text:list-item>
              <text:p text:style-name="P4">&lt;caption&gt;</text:p>
            </text:list-item>
          </text:list>
        </text:list-item>
        <text:list-item>
          <text:p text:style-name="P4">Tables</text:p>
          <text:list>
            <text:list-item>
              <text:p text:style-name="P4">&lt;table&gt;</text:p>
            </text:list-item>
            <text:list-item>
              <text:p text:style-name="P4">&lt;tr&gt;</text:p>
            </text:list-item>
            <text:list-item>
              <text:p text:style-name="P4">&lt;td&gt;</text:p>
            </text:list-item>
            <text:list-item>
              <text:p text:style-name="P4">&lt;th&gt;</text:p>
            </text:list-item>
            <text:list-item>
              <text:p text:style-name="P4">Long tables</text:p>
              <text:list>
                <text:list-item>
                  <text:p text:style-name="P4">&lt;thead&gt;</text:p>
                </text:list-item>
                <text:list-item>
                  <text:p text:style-name="P4">&lt;tbody&gt;</text:p>
                </text:list-item>
                <text:list-item>
                  <text:p text:style-name="P4">&lt;tfoot&gt;</text:p>
                </text:list-item>
              </text:list>
            </text:list-item>
            <text:list-item>
              <text:p text:style-name="P4">Table borders</text:p>
            </text:list-item>
          </text:list>
        </text:list-item>
        <text:list-item>
          <text:p text:style-name="P4">Forms</text:p>
          <text:list>
            <text:list-item>
              <text:p text:style-name="P4"><text:soft-page-break/>Skipping this</text:p>
            </text:list-item>
          </text:list>
        </text:list-item>
        <text:list-item>
          <text:p text:style-name="P4">Other</text:p>
          <text:list>
            <text:list-item>
              <text:p text:style-name="P4">&lt;div&gt;</text:p>
              <text:list>
                <text:list-item>
                  <text:p text:style-name="P4">Group stuff and make start on new line</text:p>
                </text:list-item>
              </text:list>
            </text:list-item>
            <text:list-item>
              <text:p text:style-name="P4">&lt;span&gt;</text:p>
            </text:list-item>
            <text:list-item>
              <text:p text:style-name="P4">&lt;iframe&gt;</text:p>
            </text:list-item>
            <text:list-item>
              <text:p text:style-name="P4">&lt;meta&gt;</text:p>
            </text:list-item>
          </text:list>
        </text:list-item>
        <text:list-item>
          <text:p text:style-name="P4">Comments</text:p>
        </text:list-item>
        <text:list-item>
          <text:p text:style-name="P4">DOCTYPE</text:p>
        </text:list-item>
        <text:list-item>
          <text:p text:style-name="P4">Id</text:p>
        </text:list-item>
        <text:list-item>
          <text:p text:style-name="P4">Class</text:p>
        </text:list-item>
        <text:list-item>
          <text:p text:style-name="P4">Escape characters</text:p>
          <text:list>
            <text:list-item>
              <text:p text:style-name="P4">&amp; = &amp;amp;</text:p>
            </text:list-item>
            <text:list-item>
              <text:p text:style-name="P4">Etc..</text:p>
            </text:list-item>
          </text:list>
        </text:list-item>
        <text:list-item>
          <text:p text:style-name="P7">Entity references “special characters”</text:p>
          <text:list>
            <text:list-item>
              <text:p text:style-name="P7">why?</text:p>
            </text:list-item>
            <text:list-item>
              <text:p text:style-name="P7">Examples</text:p>
            </text:list-item>
          </text:list>
        </text:list-item>
        <text:list-item>
          <text:p text:style-name="P8">Comments</text:p>
        </text:list-item>
      </text:list>
      <text:p text:style-name="Standard"/>
      <text:h text:style-name="Heading_20_2" text:outline-level="2">Appendix B – Points to Incorporate</text:h>
      <text:list xml:id="list151196724918414195" text:style-name="WWNum2">
        <text:list-item>
          <text:p text:style-name="P5"><text:span text:style-name="T1">White space collapsing</text:span></text:p>
        </text:list-item>
        <text:list-item>
          <text:p text:style-name="P5"><text:span text:style-name="T1">Relationship between HTML, CSS &amp; JS</text:span></text:p>
        </text:list-item>
        <text:list-item>
          <text:p text:style-name="P5"><text:span text:style-name="T1">Structure of a website project</text:span></text:p>
        </text:list-item>
        <text:list-item>
          <text:p text:style-name="P5"><text:span text:style-name="T1">Block v Inline</text:span></text:p>
        </text:list-item>
      </text:list>
      <text:h text:style-name="Heading_20_2" text:outline-level="2">Appendix C – related topics</text:h>
      <text:list xml:id="list174314814695918" text:continue-numbering="true" text:style-name="WWNum2">
        <text:list-item>
          <text:p text:style-name="P5"><text:span text:style-name="T1">Inspecting web pages</text:span></text:p>
        </text:list-item>
      </text:list>
      <text:p text:style-name="Standard"><text:span text:style-name="T1">Appendix D – logistics</text:span></text:p>
      <text:list xml:id="list174314570426654" text:continue-numbering="true" text:style-name="WWNum2">
        <text:list-item>
          <text:p text:style-name="P5"><text:span text:style-name="T1">Need auto formatter</text:span></text:p>
        </text:list-item>
        <text:list-item>
          <text:p text:style-name="P5"><text:span text:style-name="T1">Need validator</text:span></text:p>
        </text:list-item>
        <text:list-item>
          <text:p text:style-name="P5"><text:span text:style-name="T1">Gr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quis</meta:initial-creator>
    <meta:editing-cycles>8</meta:editing-cycles>
    <meta:creation-date>2018-01-31T01:12:00</meta:creation-date>
    <dc:date>2018-02-05T17:43:12.819048504</dc:date>
    <meta:editing-duration>PT17H52M56S</meta:editing-duration>
    <meta:generator>LibreOffice/5.1.6.2$Linux_X86_64 LibreOffice_project/10m0$Build-2</meta:generator>
    <meta:document-statistic meta:table-count="0" meta:image-count="0" meta:object-count="0" meta:page-count="4" meta:paragraph-count="157" meta:word-count="664" meta:character-count="3319" meta:non-whitespace-character-count="29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